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faf08" officeooo:paragraph-rsid="000faf08" fo:background-color="transparent" style:font-weight-asian="bold" style:font-weight-complex="bold"/>
    </style:style>
    <style:style style:name="P2"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faf08" officeooo:paragraph-rsid="0011e910" fo:background-color="transparent" style:font-weight-asian="bold" style:font-weight-complex="bold"/>
    </style:style>
    <style:style style:name="P3"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faf08" officeooo:paragraph-rsid="00155fa3" fo:background-color="transparent" style:font-weight-asian="bold" style:font-weight-complex="bold"/>
    </style:style>
    <style:style style:name="P4"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faf08" officeooo:paragraph-rsid="0017f550" fo:background-color="transparent" style:font-weight-asian="bold" style:font-weight-complex="bold"/>
    </style:style>
    <style:style style:name="P5" style:family="paragraph" style:parent-style-name="Standard">
      <style:paragraph-properties fo:text-align="justify" style:justify-single-word="false"/>
      <style:text-properties fo:color="#000000" style:text-underline-style="solid" style:text-underline-width="auto" style:text-underline-color="font-color" fo:font-weight="bold" officeooo:rsid="00199715" officeooo:paragraph-rsid="00199715" fo:background-color="transparent" style:font-weight-asian="bold" style:font-weight-complex="bold"/>
    </style:style>
    <style:style style:name="P6" style:family="paragraph" style:parent-style-name="Standard">
      <style:paragraph-properties fo:text-align="justify" style:justify-single-word="false"/>
      <style:text-properties fo:color="#000000" style:text-underline-style="none" fo:font-weight="normal" officeooo:rsid="000faf08" officeooo:paragraph-rsid="000faf08" fo:background-color="transparent" style:font-weight-asian="normal" style:font-weight-complex="normal"/>
    </style:style>
    <style:style style:name="P7" style:family="paragraph" style:parent-style-name="Standard">
      <style:paragraph-properties fo:text-align="justify" style:justify-single-word="false"/>
      <style:text-properties fo:color="#000000" style:text-underline-style="none" fo:font-weight="normal" officeooo:rsid="000faf08" officeooo:paragraph-rsid="00138d50" fo:background-color="transparent" style:font-weight-asian="normal" style:font-weight-complex="normal"/>
    </style:style>
    <style:style style:name="P8" style:family="paragraph" style:parent-style-name="Standard">
      <style:paragraph-properties fo:text-align="justify" style:justify-single-word="false"/>
      <style:text-properties fo:color="#000000" style:text-underline-style="none" fo:font-weight="bold" officeooo:rsid="000faf08" officeooo:paragraph-rsid="000faf08" fo:background-color="transparent" style:font-weight-asian="bold" style:font-weight-complex="bold"/>
    </style:style>
    <style:style style:name="P9" style:family="paragraph" style:parent-style-name="Standard">
      <style:paragraph-properties fo:text-align="justify" style:justify-single-word="false"/>
      <style:text-properties fo:color="#000000" style:text-underline-style="none" fo:font-weight="bold" officeooo:rsid="000faf08" officeooo:paragraph-rsid="0010a4f4" fo:background-color="transparent" style:font-weight-asian="bold" style:font-weight-complex="bold"/>
    </style:style>
    <style:style style:name="P10" style:family="paragraph" style:parent-style-name="Standard">
      <style:paragraph-properties fo:text-align="justify" style:justify-single-word="false"/>
      <style:text-properties fo:color="#000000" style:text-underline-style="none" fo:font-weight="bold" officeooo:rsid="000faf08" officeooo:paragraph-rsid="0011e910" fo:background-color="transparent" style:font-weight-asian="bold" style:font-weight-complex="bold"/>
    </style:style>
    <style:style style:name="P11" style:family="paragraph" style:parent-style-name="Standard">
      <style:paragraph-properties fo:text-align="justify" style:justify-single-word="false"/>
      <style:text-properties fo:color="#000000" style:text-underline-style="none" fo:font-weight="bold" officeooo:rsid="000faf08" officeooo:paragraph-rsid="00138d50" fo:background-color="transparent" style:font-weight-asian="bold" style:font-weight-complex="bold"/>
    </style:style>
    <style:style style:name="P12" style:family="paragraph" style:parent-style-name="Standard">
      <style:paragraph-properties fo:text-align="justify" style:justify-single-word="false"/>
      <style:text-properties fo:color="#000000" style:text-underline-style="none" fo:font-weight="bold" officeooo:rsid="000faf08" officeooo:paragraph-rsid="00155fa3" fo:background-color="transparent" style:font-weight-asian="bold" style:font-weight-complex="bold"/>
    </style:style>
    <style:style style:name="P13" style:family="paragraph" style:parent-style-name="Standard">
      <style:paragraph-properties fo:text-align="justify" style:justify-single-word="false"/>
      <style:text-properties fo:color="#000000" style:text-underline-style="none" fo:font-weight="bold" officeooo:rsid="000faf08" officeooo:paragraph-rsid="0017f550" fo:background-color="transparent" style:font-weight-asian="bold" style:font-weight-complex="bold"/>
    </style:style>
    <style:style style:name="P14" style:family="paragraph" style:parent-style-name="Standard">
      <style:paragraph-properties fo:text-align="justify" style:justify-single-word="false"/>
      <style:text-properties fo:color="#000000" style:text-underline-style="none" fo:font-weight="bold" officeooo:rsid="000faf08" officeooo:paragraph-rsid="00185e93" fo:background-color="transparent" style:font-weight-asian="bold" style:font-weight-complex="bold"/>
    </style:style>
    <style:style style:name="P15" style:family="paragraph" style:parent-style-name="Standard">
      <style:paragraph-properties fo:text-align="justify" style:justify-single-word="false"/>
      <style:text-properties fo:color="#000000" style:text-underline-style="none" fo:font-weight="bold" officeooo:rsid="000faf08" officeooo:paragraph-rsid="00193260" fo:background-color="transparent" style:font-weight-asian="bold" style:font-weight-complex="bold"/>
    </style:style>
    <style:style style:name="P16" style:family="paragraph" style:parent-style-name="Standard">
      <style:paragraph-properties fo:text-align="justify" style:justify-single-word="false"/>
      <style:text-properties fo:color="#000000" style:text-underline-style="none" fo:font-weight="bold" officeooo:rsid="00185e93" officeooo:paragraph-rsid="00185e93" fo:background-color="transparent" style:font-weight-asian="bold" style:font-weight-complex="bold"/>
    </style:style>
    <style:style style:name="P17" style:family="paragraph" style:parent-style-name="Standard">
      <style:paragraph-properties fo:text-align="justify" style:justify-single-word="false"/>
      <style:text-properties fo:color="#000000" style:text-underline-style="none" fo:font-weight="bold" officeooo:rsid="00185e93" officeooo:paragraph-rsid="00193260" fo:background-color="transparent" style:font-weight-asian="bold" style:font-weight-complex="bold"/>
    </style:style>
    <style:style style:name="P18" style:family="paragraph" style:parent-style-name="Standard">
      <style:paragraph-properties fo:text-align="center" style:justify-single-word="false"/>
      <style:text-properties fo:color="#000000" fo:font-size="15pt" style:text-underline-style="solid" style:text-underline-width="auto" style:text-underline-color="font-color" fo:font-weight="bold" officeooo:rsid="0010c265" officeooo:paragraph-rsid="0010c265" fo:background-color="transparent" style:font-size-asian="15pt" style:font-weight-asian="bold" style:font-size-complex="15pt" style:font-weight-complex="bold"/>
    </style:style>
    <style:style style:name="P19" style:family="paragraph" style:parent-style-name="Standard" style:master-page-name="">
      <style:paragraph-properties fo:margin-left="0.75in" fo:margin-right="0in" fo:text-align="justify" style:justify-single-word="false" fo:text-indent="-0.25in" style:auto-text-indent="false" style:page-number="auto">
        <style:tab-stops>
          <style:tab-stop style:position="-0.1217in"/>
          <style:tab-stop style:position="-0.061in"/>
          <style:tab-stop style:position="0.4165in"/>
        </style:tab-stops>
      </style:paragraph-properties>
      <style:text-properties officeooo:paragraph-rsid="00155fa3"/>
    </style:style>
    <style:style style:name="P20"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1e910" officeooo:paragraph-rsid="00185e93"/>
    </style:style>
    <style:style style:name="P21"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93260" officeooo:paragraph-rsid="00193260"/>
    </style:style>
    <style:style style:name="P22"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style:text-underline-style="solid" style:text-underline-width="auto" style:text-underline-color="font-color" fo:font-weight="bold" officeooo:rsid="00199715" officeooo:paragraph-rsid="00199715" style:font-weight-asian="bold" style:font-weight-complex="bold"/>
    </style:style>
    <style:style style:name="P23" style:family="paragraph" style:parent-style-name="Standard" style:list-style-name="L1">
      <style:paragraph-properties fo:text-align="justify" style:justify-single-word="false"/>
      <style:text-properties fo:color="#000000" style:font-name="Times New Roman" style:text-underline-style="none" fo:font-weight="normal" officeooo:rsid="000faf08" officeooo:paragraph-rsid="000faf08" fo:background-color="transparent" style:font-weight-asian="normal" style:font-weight-complex="normal"/>
    </style:style>
    <style:style style:name="P24" style:family="paragraph" style:parent-style-name="Standard" style:list-style-name="L1">
      <style:paragraph-properties fo:text-align="justify" style:justify-single-word="false"/>
      <style:text-properties fo:color="#000000" style:text-underline-style="none" fo:font-weight="bold" officeooo:rsid="000faf08" officeooo:paragraph-rsid="0010a4f4" fo:background-color="transparent" style:font-weight-asian="bold" style:font-weight-complex="bold"/>
    </style:style>
    <style:style style:name="P25" style:family="paragraph" style:parent-style-name="Standard">
      <style:paragraph-properties fo:text-align="justify" style:justify-single-word="false"/>
      <style:text-properties fo:color="#000000" style:text-underline-style="none" fo:font-weight="bold" officeooo:rsid="0011e910" officeooo:paragraph-rsid="0017f550" fo:background-color="transparent" style:font-weight-asian="bold" style:font-weight-complex="bold"/>
    </style:style>
    <style:style style:name="P26" style:family="paragraph" style:parent-style-name="Standard" style:list-style-name="L2">
      <style:paragraph-properties fo:text-align="justify" style:justify-single-word="false"/>
      <style:text-properties fo:color="#000000" style:text-underline-style="none" fo:font-weight="normal" officeooo:rsid="0013062f" officeooo:paragraph-rsid="0013062f" fo:background-color="transparent" style:font-weight-asian="normal" style:font-weight-complex="normal"/>
    </style:style>
    <style:style style:name="P27" style:family="paragraph" style:parent-style-name="Standard" style:list-style-name="L2">
      <style:paragraph-properties fo:text-align="justify" style:justify-single-word="false"/>
      <style:text-properties fo:color="#000000" style:text-underline-style="none" fo:font-weight="normal" officeooo:rsid="00138d50" officeooo:paragraph-rsid="00138d50" fo:background-color="transparent" style:font-weight-asian="normal" style:font-weight-complex="normal"/>
    </style:style>
    <style:style style:name="P28" style:family="paragraph" style:parent-style-name="Standard">
      <style:paragraph-properties fo:text-align="justify" style:justify-single-word="false"/>
      <style:text-properties fo:color="#000000" style:text-underline-style="none" fo:font-weight="normal" officeooo:rsid="000faf08" officeooo:paragraph-rsid="000faf08" fo:background-color="transparent" style:font-weight-asian="normal" style:font-weight-complex="normal"/>
    </style:style>
    <style:style style:name="P29" style:family="paragraph" style:parent-style-name="Standard">
      <style:paragraph-properties fo:text-align="justify" style:justify-single-word="false"/>
      <style:text-properties fo:color="#000000" style:text-underline-style="none" fo:font-weight="normal" officeooo:rsid="000faf08" officeooo:paragraph-rsid="001a1316" fo:background-color="transparent" style:font-weight-asian="normal" style:font-weight-complex="normal"/>
    </style:style>
    <style:style style:name="P30" style:family="paragraph" style:parent-style-name="Standard">
      <style:paragraph-properties fo:text-align="justify" style:justify-single-word="false"/>
      <style:text-properties fo:color="#000000" style:font-name="Times New Roman" style:text-underline-style="none" fo:font-weight="normal" officeooo:rsid="001a1316" officeooo:paragraph-rsid="001a1316" fo:background-color="transparent" style:font-weight-asian="normal" style:font-weight-complex="normal"/>
    </style:style>
    <style:style style:name="P31" style:family="paragraph" style:parent-style-name="Standard">
      <style:paragraph-properties fo:text-align="justify" style:justify-single-word="false"/>
      <style:text-properties fo:color="#000000" style:font-name="Times New Roman" style:text-underline-style="solid" style:text-underline-width="auto" style:text-underline-color="font-color" fo:font-weight="bold" officeooo:rsid="001a1316" officeooo:paragraph-rsid="001a1316" fo:background-color="transparent" style:font-weight-asian="bold" style:font-weight-complex="bold"/>
    </style:style>
    <style:style style:name="P32" style:family="paragraph" style:parent-style-name="Standard" style:list-style-name="L1">
      <style:paragraph-properties fo:text-align="justify" style:justify-single-word="false"/>
      <style:text-properties officeooo:paragraph-rsid="0010a4f4"/>
    </style:style>
    <style:style style:name="P33" style:family="paragraph" style:parent-style-name="Standard" style:list-style-name="L3" style:master-page-name="">
      <style:paragraph-properties fo:margin-left="0.75in" fo:margin-right="0in" fo:text-align="justify" style:justify-single-word="false" fo:text-indent="-0.25in" style:auto-text-indent="false" style:page-number="auto">
        <style:tab-stops>
          <style:tab-stop style:position="-0.1217in"/>
          <style:tab-stop style:position="-0.061in"/>
          <style:tab-stop style:position="0.4165in"/>
        </style:tab-stops>
      </style:paragraph-properties>
      <style:text-properties officeooo:paragraph-rsid="0011e910"/>
    </style:style>
    <style:style style:name="P34" style:family="paragraph" style:parent-style-name="Standard" style:list-style-name="L3">
      <style:paragraph-properties fo:margin-left="0.75in" fo:margin-right="0in" fo:text-align="justify" style:justify-single-word="false" fo:text-indent="-0.25in" style:auto-text-indent="false">
        <style:tab-stops>
          <style:tab-stop style:position="-0.1217in"/>
          <style:tab-stop style:position="-0.061in"/>
          <style:tab-stop style:position="0.4165in"/>
        </style:tab-stops>
      </style:paragraph-properties>
      <style:text-properties officeooo:rsid="0011e910" officeooo:paragraph-rsid="0011e910"/>
    </style:style>
    <style:style style:name="P35" style:family="paragraph" style:parent-style-name="Standard" style:list-style-name="L3">
      <style:paragraph-properties fo:margin-left="0.75in" fo:margin-right="0in" fo:text-align="justify" style:justify-single-word="false" fo:text-indent="-0.25in" style:auto-text-indent="false">
        <style:tab-stops>
          <style:tab-stop style:position="-0.1217in"/>
          <style:tab-stop style:position="-0.061in"/>
          <style:tab-stop style:position="0.4165in"/>
        </style:tab-stops>
      </style:paragraph-properties>
      <style:text-properties fo:color="#000000" style:font-name="Times New Roman" style:text-underline-style="none" fo:font-weight="normal" officeooo:rsid="00155fa3" officeooo:paragraph-rsid="0011e910" fo:background-color="transparent" style:font-weight-asian="normal" style:font-weight-complex="normal"/>
    </style:style>
    <style:style style:name="P36" style:family="paragraph" style:parent-style-name="Standard" style:list-style-name="L1">
      <style:paragraph-properties fo:margin-left="0.75in" fo:margin-right="0in" fo:text-align="justify" style:justify-single-word="false" fo:text-indent="-0.25in" style:auto-text-indent="false"/>
      <style:text-properties fo:color="#000000" style:text-underline-style="none" fo:font-weight="bold" officeooo:rsid="000faf08" officeooo:paragraph-rsid="0011e910" fo:background-color="transparent" style:font-weight-asian="bold" style:font-weight-complex="bold"/>
    </style:style>
    <style:style style:name="P37" style:family="paragraph" style:parent-style-name="Standard" style:list-style-name="L4">
      <style:paragraph-properties fo:margin-left="0.75in" fo:margin-right="0in" fo:text-align="justify" style:justify-single-word="false" fo:text-indent="-0.25in" style:auto-text-indent="false"/>
      <style:text-properties fo:color="#000000" style:text-underline-style="none" fo:font-weight="bold" officeooo:rsid="000faf08" officeooo:paragraph-rsid="00155fa3" fo:background-color="transparent" style:font-weight-asian="bold" style:font-weight-complex="bold"/>
    </style:style>
    <style:style style:name="P38" style:family="paragraph" style:parent-style-name="Standard" style:list-style-name="L5">
      <style:paragraph-properties fo:margin-left="0.75in" fo:margin-right="0in" fo:text-align="justify" style:justify-single-word="false" fo:text-indent="-0.25in" style:auto-text-indent="false"/>
      <style:text-properties fo:color="#000000" style:text-underline-style="none" fo:font-weight="bold" officeooo:rsid="000faf08" officeooo:paragraph-rsid="00155fa3" fo:background-color="transparent" style:font-weight-asian="bold" style:font-weight-complex="bold"/>
    </style:style>
    <style:style style:name="P39" style:family="paragraph" style:parent-style-name="Standard" style:list-style-name="L6">
      <style:paragraph-properties fo:margin-left="0.75in" fo:margin-right="0in" fo:text-align="justify" style:justify-single-word="false" fo:text-indent="-0.25in" style:auto-text-indent="false"/>
      <style:text-properties fo:color="#000000" style:text-underline-style="none" fo:font-weight="bold" officeooo:rsid="000faf08" officeooo:paragraph-rsid="0017f550" fo:background-color="transparent" style:font-weight-asian="bold" style:font-weight-complex="bold"/>
    </style:style>
    <style:style style:name="P40" style:family="paragraph" style:parent-style-name="Standard" style:list-style-name="L3">
      <style:paragraph-properties fo:margin-left="0.5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1e910" officeooo:paragraph-rsid="00155fa3"/>
    </style:style>
    <style:style style:name="P41" style:family="paragraph" style:parent-style-name="Standard" style:list-style-name="L3">
      <style:paragraph-properties fo:margin-left="0.5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1e910" officeooo:paragraph-rsid="0017f550"/>
    </style:style>
    <style:style style:name="P42" style:family="paragraph" style:parent-style-name="Standard" style:list-style-name="L3">
      <style:paragraph-properties fo:margin-left="0.5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font-name="Times New Roman" style:text-underline-style="none" fo:font-weight="normal" officeooo:rsid="00155fa3" officeooo:paragraph-rsid="00155fa3" fo:background-color="transparent" style:font-weight-asian="normal" style:font-weight-complex="normal"/>
    </style:style>
    <style:style style:name="P43" style:family="paragraph" style:parent-style-name="Standard" style:list-style-name="L3" style:master-page-name="">
      <style:paragraph-properties fo:margin-left="0.5in" fo:margin-right="0in" fo:text-align="justify" style:justify-single-word="false" fo:text-indent="0in" style:auto-text-indent="false" style:page-number="auto">
        <style:tab-stops>
          <style:tab-stop style:position="-0.1217in"/>
          <style:tab-stop style:position="-0.061in"/>
          <style:tab-stop style:position="0.4165in"/>
        </style:tab-stops>
      </style:paragraph-properties>
      <style:text-properties officeooo:paragraph-rsid="00155fa3"/>
    </style:style>
    <style:style style:name="P44" style:family="paragraph" style:parent-style-name="Standard" style:list-style-name="L3" style:master-page-name="">
      <style:paragraph-properties fo:margin-left="0.5in" fo:margin-right="0in" fo:text-align="justify" style:justify-single-word="false" fo:text-indent="0in" style:auto-text-indent="false" style:page-number="auto">
        <style:tab-stops>
          <style:tab-stop style:position="-0.1217in"/>
          <style:tab-stop style:position="-0.061in"/>
          <style:tab-stop style:position="0.4165in"/>
        </style:tab-stops>
      </style:paragraph-properties>
      <style:text-properties officeooo:paragraph-rsid="0017f550"/>
    </style:style>
    <style:style style:name="P45" style:family="paragraph" style:parent-style-name="Standard" style:list-style-name="L3" style:master-page-name="">
      <style:paragraph-properties fo:margin-left="0in" fo:margin-right="0in" fo:text-align="justify" style:justify-single-word="false" fo:text-indent="0in" style:auto-text-indent="false" style:page-number="auto">
        <style:tab-stops>
          <style:tab-stop style:position="-0.1217in"/>
          <style:tab-stop style:position="-0.061in"/>
          <style:tab-stop style:position="0.4165in"/>
        </style:tab-stops>
      </style:paragraph-properties>
      <style:text-properties officeooo:paragraph-rsid="00185e93"/>
    </style:style>
    <style:style style:name="P46" style:family="paragraph" style:parent-style-name="Standard" style:list-style-name="L3" style:master-page-name="">
      <style:paragraph-properties fo:margin-left="0in" fo:margin-right="0in" fo:text-align="justify" style:justify-single-word="false" fo:text-indent="0in" style:auto-text-indent="false" style:page-number="auto">
        <style:tab-stops>
          <style:tab-stop style:position="-0.1217in"/>
          <style:tab-stop style:position="-0.061in"/>
          <style:tab-stop style:position="0.4165in"/>
        </style:tab-stops>
      </style:paragraph-properties>
      <style:text-properties officeooo:paragraph-rsid="00193260"/>
    </style:style>
    <style:style style:name="P47" style:family="paragraph" style:parent-style-name="Standard" style:list-style-name="L3">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1e910" officeooo:paragraph-rsid="00185e93"/>
    </style:style>
    <style:style style:name="P48" style:family="paragraph" style:parent-style-name="Standard" style:list-style-name="L3">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1e910" officeooo:paragraph-rsid="00193260"/>
    </style:style>
    <style:style style:name="P49" style:family="paragraph" style:parent-style-name="Standard" style:list-style-name="L3">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93260" officeooo:paragraph-rsid="00193260"/>
    </style:style>
    <style:style style:name="P50" style:family="paragraph" style:parent-style-name="Standard" style:list-style-name="L3">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paragraph-rsid="00185e93"/>
    </style:style>
    <style:style style:name="P51" style:family="paragraph" style:parent-style-name="Standard" style:list-style-name="L3">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font-name="Times New Roman" style:text-underline-style="none" fo:font-weight="normal" officeooo:rsid="00193260" officeooo:paragraph-rsid="00193260" fo:background-color="transparent" style:font-weight-asian="normal" style:font-weight-complex="normal"/>
    </style:style>
    <style:style style:name="P52" style:family="paragraph" style:parent-style-name="Standard" style:list-style-name="L3">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font-name="Times New Roman" style:text-underline-style="none" fo:font-weight="normal" officeooo:paragraph-rsid="00193260" fo:background-color="transparent" style:font-weight-asian="normal" style:font-weight-complex="normal"/>
    </style:style>
    <style:style style:name="P53"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font-name="Times New Roman" style:text-underline-style="solid" style:text-underline-width="auto" style:text-underline-color="font-color" fo:font-weight="bold" officeooo:rsid="00199715" officeooo:paragraph-rsid="00199715" fo:background-color="transparent"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0a4f4" style:font-weight-asian="normal" style:font-weight-complex="normal"/>
    </style:style>
    <style:style style:name="T3" style:family="text">
      <style:text-properties fo:font-weight="normal" officeooo:rsid="0011e910" style:font-weight-asian="normal" style:font-weight-complex="normal"/>
    </style:style>
    <style:style style:name="T4" style:family="text">
      <style:text-properties fo:font-weight="normal" officeooo:rsid="00155fa3" style:font-weight-asian="normal" style:font-weight-complex="normal"/>
    </style:style>
    <style:style style:name="T5" style:family="text">
      <style:text-properties fo:font-weight="normal" officeooo:rsid="00185e93" style:font-weight-asian="normal" style:font-weight-complex="normal"/>
    </style:style>
    <style:style style:name="T6" style:family="text">
      <style:text-properties fo:font-weight="normal" officeooo:rsid="00193260" style:font-weight-asian="normal" style:font-weight-complex="normal"/>
    </style:style>
    <style:style style:name="T7" style:family="text">
      <style:text-properties fo:color="#000000" style:font-name="Times New Roman" style:text-underline-style="none" fo:font-weight="normal" fo:background-color="transparent" loext:char-shading-value="0" style:font-weight-asian="normal" style:font-weight-complex="normal"/>
    </style:style>
    <style:style style:name="T8" style:family="text">
      <style:text-properties fo:color="#000000" style:font-name="Times New Roman" style:text-underline-style="none" fo:font-weight="normal" officeooo:rsid="000faf08" fo:background-color="transparent" loext:char-shading-value="0" style:font-weight-asian="normal" style:font-weight-complex="normal"/>
    </style:style>
    <style:style style:name="T9" style:family="text">
      <style:text-properties fo:color="#000000" style:font-name="Times New Roman" style:text-underline-style="none" fo:font-weight="normal" officeooo:rsid="0010a4f4" fo:background-color="transparent" loext:char-shading-value="0" style:font-weight-asian="normal" style:font-weight-complex="normal"/>
    </style:style>
    <style:style style:name="T10" style:family="text">
      <style:text-properties fo:color="#000000" style:font-name="Times New Roman" style:text-underline-style="none" fo:font-weight="normal" officeooo:rsid="0011e910" fo:background-color="transparent" loext:char-shading-value="0" style:font-weight-asian="normal" style:font-weight-complex="normal"/>
    </style:style>
    <style:style style:name="T11" style:family="text">
      <style:text-properties fo:color="#000000" style:font-name="Times New Roman" style:text-underline-style="none" fo:font-weight="normal" officeooo:rsid="00155fa3" fo:background-color="transparent" loext:char-shading-value="0" style:font-weight-asian="normal" style:font-weight-complex="normal"/>
    </style:style>
    <style:style style:name="T12" style:family="text">
      <style:text-properties fo:color="#000000" style:font-name="Times New Roman" style:text-underline-style="none" fo:font-weight="normal" officeooo:rsid="00162364" fo:background-color="transparent" loext:char-shading-value="0" style:font-weight-asian="normal" style:font-weight-complex="normal"/>
    </style:style>
    <style:style style:name="T13" style:family="text">
      <style:text-properties fo:color="#000000" style:font-name="Times New Roman" style:text-underline-style="none" fo:font-weight="normal" officeooo:rsid="0017f550" fo:background-color="transparent" loext:char-shading-value="0" style:font-weight-asian="normal" style:font-weight-complex="normal"/>
    </style:style>
    <style:style style:name="T14" style:family="text">
      <style:text-properties fo:color="#000000" style:font-name="Times New Roman" style:text-underline-style="none" fo:font-weight="normal" officeooo:rsid="00185e93" fo:background-color="transparent" loext:char-shading-value="0" style:font-weight-asian="normal" style:font-weight-complex="normal"/>
    </style:style>
    <style:style style:name="T15" style:family="text">
      <style:text-properties fo:color="#000000" style:font-name="Times New Roman" style:text-underline-style="none" fo:font-weight="normal" officeooo:rsid="00193260" fo:background-color="transparent" loext:char-shading-value="0" style:font-weight-asian="normal" style:font-weight-complex="normal"/>
    </style:style>
    <style:style style:name="T16" style:family="text">
      <style:text-properties fo:color="#000000" style:font-name="Times New Roman" style:text-underline-style="none" fo:font-weight="normal" officeooo:rsid="00198f96" fo:background-color="transparent" loext:char-shading-value="0" style:font-weight-asian="normal" style:font-weight-complex="normal"/>
    </style:style>
    <style:style style:name="T17" style:family="text">
      <style:text-properties style:font-name="Times New Roman" fo:font-weight="normal" style:font-weight-asian="normal" style:font-weight-complex="normal"/>
    </style:style>
    <style:style style:name="T18" style:family="text">
      <style:text-properties style:font-name="Times New Roman" fo:font-weight="normal" officeooo:rsid="0010a4f4" style:font-weight-asian="normal" style:font-weight-complex="normal"/>
    </style:style>
    <style:style style:name="T19" style:family="text">
      <style:text-properties style:font-name="Times New Roman" fo:font-weight="normal" officeooo:rsid="0010a4f4" style:font-name-asian="Liberation Serif1" style:font-weight-asian="normal" style:font-name-complex="Liberation Serif1" style:font-weight-complex="normal"/>
    </style:style>
    <style:style style:name="T20" style:family="text">
      <style:text-properties style:font-name="Times New Roman" fo:font-weight="normal" officeooo:rsid="0010a4f4" style:font-name-asian="Droid Sans Fallback" style:font-weight-asian="normal" style:font-name-complex="FreeSans" style:font-weight-complex="normal"/>
    </style:style>
    <style:style style:name="T21" style:family="text">
      <style:text-properties officeooo:rsid="0011e910"/>
    </style:style>
    <style:style style:name="T22" style:family="text">
      <style:text-properties officeooo:rsid="0013062f"/>
    </style:style>
    <style:style style:name="T23" style:family="text">
      <style:text-properties officeooo:rsid="00138d50"/>
    </style:style>
    <style:style style:name="T24" style:family="text">
      <style:text-properties style:text-underline-style="none"/>
    </style:style>
    <style:style style:name="T25" style:family="text">
      <style:text-properties style:text-underline-style="none" officeooo:rsid="0011e910"/>
    </style:style>
    <style:style style:name="T26" style:family="text">
      <style:text-properties officeooo:rsid="001932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oftware Requirement Specification (Telephone extensions aplication)</text:p>
      <text:p text:style-name="P1"/>
      <text:p text:style-name="P1"/>
      <text:p text:style-name="P1">SCOPE</text:p>
      <text:p text:style-name="P1"/>
      <text:p text:style-name="P6">This application is made to help the employees in the company to find information about all the people, who working in the company. The application allows users to search people by their name or their telephone extensions. The application contains database of all departments with their main telephone lines, information about all people, sorted by departments, information about all telephone numbers, used in the company.</text:p>
      <text:p text:style-name="P6"/>
      <text:p text:style-name="P31">OVERALL DESCRIPTION:</text:p>
      <text:p text:style-name="P31"/>
      <text:p text:style-name="P31">General Constrains:</text:p>
      <text:p text:style-name="P30">The application is intended to be a stand alone product and should not depend on the availability of other software. It should run on Linux and Windows OS.</text:p>
      <text:p text:style-name="P31"/>
      <text:p text:style-name="P31">Principal Actors:</text:p>
      <text:p text:style-name="P30">The two principal actors are “user” and “administrator”.</text:p>
      <text:p text:style-name="P31"/>
      <text:p text:style-name="P29"/>
      <text:p text:style-name="P5">SPECIFIC REQUIREMENTS:</text:p>
      <text:p text:style-name="P5"/>
      <text:p text:style-name="P5">Functional Requirements</text:p>
      <text:p text:style-name="P1"/>
      <text:p text:style-name="P1">Use Case 1: Start the web application</text:p>
      <text:p text:style-name="P1"/>
      <text:p text:style-name="P8">Actor: <text:span text:style-name="T1">User</text:span></text:p>
      <text:p text:style-name="P8">Pre-Condition:<text:span text:style-name="T1"> Internet connection aviable</text:span></text:p>
      <text:p text:style-name="P8">Main Scenario:</text:p>
      <text:p text:style-name="P6"><text:tab/>1. Start the browser;</text:p>
      <text:p text:style-name="P6"><text:tab/>2. Navigate to the web application domain;</text:p>
      <text:p text:style-name="P6"><text:tab/>3. The application login screen will appear.</text:p>
      <text:p text:style-name="P8"/>
      <text:p text:style-name="P8">Alternate Scenario:</text:p>
      <text:p text:style-name="P6">3a. Network failure.</text:p>
      <text:p text:style-name="P1"/>
      <text:p text:style-name="P1">Use Case 2: Login to system</text:p>
      <text:p text:style-name="P1"/>
      <text:p text:style-name="P8">Actor: <text:span text:style-name="T1">User</text:span></text:p>
      <text:p text:style-name="P8">Pre-Condition:<text:span text:style-name="T1"> User to has an account in the database with a username and password</text:span></text:p>
      <text:p text:style-name="P8">Main Scenario:</text:p>
      <text:list xml:id="list884049989443061357" text:style-name="L1">
        <text:list-item>
          <text:p text:style-name="P23">The user enters username and password in the login text fields on the login screen.</text:p>
        </text:list-item>
        <text:list-item>
          <text:p text:style-name="P32"><text:span text:style-name="T8">The user name </text:span><text:span text:style-name="T9">contains</text:span><text:span text:style-name="T8"> at least </text:span><text:span text:style-name="Strong_20_Emphasis"><text:span text:style-name="T9">8</text:span></text:span><text:span text:style-name="T8"> alphanumeric characters and combine</text:span><text:span text:style-name="T9">d of symbols - </text:span><text:span text:style-name="Strong_20_Emphasis"><text:span text:style-name="T9">.(dot)</text:span></text:span><text:span text:style-name="T9">, </text:span><text:span text:style-name="Strong_20_Emphasis"><text:span text:style-name="T9">-(dash)</text:span></text:span><text:span text:style-name="T9"> or </text:span><text:span text:style-name="Strong_20_Emphasis"><text:span text:style-name="T9">_(underscore).</text:span></text:span></text:p>
        </text:list-item>
        <text:list-item>
          <text:p text:style-name="P24"><text:span text:style-name="Strong_20_Emphasis"><text:span text:style-name="T17">The </text:span></text:span><text:span text:style-name="Strong_20_Emphasis"><text:span text:style-name="T18">password</text:span></text:span><text:span text:style-name="Strong_20_Emphasis"><text:span text:style-name="T17"> </text:span></text:span><text:span text:style-name="Strong_20_Emphasis"><text:span text:style-name="T18">contains</text:span></text:span><text:span text:style-name="Strong_20_Emphasis"><text:span text:style-name="T17"> at least </text:span></text:span><text:span text:style-name="Strong_20_Emphasis"><text:span text:style-name="T18">8</text:span></text:span><text:span text:style-name="Strong_20_Emphasis"><text:span text:style-name="T17"> alphanumeric characters and combine</text:span></text:span><text:span text:style-name="Strong_20_Emphasis"><text:span text:style-name="T18">d of symbols - <text:s/>.(dot), -(dash) or _(underscore). The password is displayed as </text:span></text:span><text:span text:style-name="Strong_20_Emphasis"><text:span text:style-name="T19">•</text:span></text:span><text:span text:style-name="Strong_20_Emphasis"><text:span text:style-name="T20"> symbols.</text:span></text:span></text:p>
        </text:list-item>
        <text:list-item>
          <text:p text:style-name="P24"><text:span text:style-name="Strong_20_Emphasis"><text:span text:style-name="T20">The user clicks on the login button.</text:span></text:span></text:p>
        </text:list-item>
        <text:list-item>
          <text:p text:style-name="P24"><text:span text:style-name="Strong_20_Emphasis"><text:span text:style-name="T20">Main screen is displayed.</text:span></text:span></text:p>
        </text:list-item>
      </text:list>
      <text:p text:style-name="P9"/>
      <text:p text:style-name="P8">Alternate Scenario:</text:p>
      <text:p text:style-name="P8"><text:span text:style-name="T1"><text:s text:c="7"/></text:span><text:span text:style-name="T2">2a. (3a.) The user enters an incorrect username /password/. The password box is cleared and a </text:span><text:soft-page-break/><text:span text:style-name="T2">message “Incorrect username or a password” appears on the screen.</text:span></text:p>
      <text:p text:style-name="P8"/>
      <text:p text:style-name="P2">Use Case <text:span text:style-name="T21">3</text:span>: <text:span text:style-name="T22">Loading a category</text:span></text:p>
      <text:p text:style-name="P2"/>
      <text:p text:style-name="P10">Actor: <text:span text:style-name="T1">User</text:span></text:p>
      <text:p text:style-name="P12">Pre-Condition:<text:span text:style-name="T1"> <text:s/></text:span><text:span text:style-name="T3">User logged in and internet connection exists.</text:span></text:p>
      <text:p text:style-name="P10">Main Scenario:</text:p>
      <text:list xml:id="list3268624971758755883" text:style-name="L2">
        <text:list-item>
          <text:p text:style-name="P26">Main screen is displayed. Navigation menu has 4 buttons – agents, help queues, phone numbers and fax numbers.</text:p>
        </text:list-item>
        <text:list-item>
          <text:p text:style-name="P26">When user clicks agents button – all agents in the company are listed, with information in which department they work and which is agents extensions phone number in the company. </text:p>
        </text:list-item>
        <text:list-item>
          <text:p text:style-name="P26">When user clicks help queue button – all departments are listed, with their main <text:span text:style-name="T23">extension </text:span><text:s/>phone numbers. </text:p>
        </text:list-item>
        <text:list-item>
          <text:p text:style-name="P26">When user clicks <text:span text:style-name="T23">on Phone Numbers button, can be viewed main phone numbers of the company.</text:span></text:p>
        </text:list-item>
        <text:list-item>
          <text:p text:style-name="P27">When user clicks on Fax Numbers button, can be viewed main fax numbers of the company.</text:p>
        </text:list-item>
      </text:list>
      <text:p text:style-name="P10"/>
      <text:p text:style-name="P10"/>
      <text:p text:style-name="P11"><text:span text:style-name="T1"><text:s text:c="7"/></text:span>Alternate Scenario:</text:p>
      <text:p text:style-name="P7"><text:span text:style-name="T2"><text:s text:c="7"/>3a. </text:span><text:span text:style-name="T23">(4a.) (5a.) </text:span><text:span text:style-name="T2">Network failure.</text:span></text:p>
      <text:p text:style-name="P8"/>
      <text:p text:style-name="P2">Use Case <text:span text:style-name="T21">3:</text:span> <text:span text:style-name="T21">Search</text:span></text:p>
      <text:p text:style-name="P2"/>
      <text:p text:style-name="P2"><text:span text:style-name="T24"><text:tab/></text:span><text:span text:style-name="T21">Use Case 3.1. Search among agents</text:span></text:p>
      <text:p text:style-name="P2"/>
      <text:p text:style-name="P10"><text:tab/>Actor: <text:span text:style-name="T1">User</text:span></text:p>
      <text:p text:style-name="P10"><text:tab/>Pre-Condition:<text:span text:style-name="T1"> </text:span><text:span text:style-name="T3">User logged in and internet connection exists.</text:span></text:p>
      <text:p text:style-name="P10"><text:tab/>Main Scenario:</text:p>
      <text:list xml:id="list3010420909845486041" text:style-name="L3">
        <text:list-item>
          <text:p text:style-name="P33"><text:span text:style-name="T8"><text:s text:c="2"/></text:span><text:span text:style-name="T10">The </text:span><text:span text:style-name="T8">user </text:span><text:span text:style-name="T10">clicks on the agents button.</text:span></text:p>
        </text:list-item>
        <text:list-item>
          <text:p text:style-name="P34"><text:span text:style-name="T7"><text:s/>All agents are viewed in a list </text:span><text:span text:style-name="T11">and user can scroll through them.</text:span></text:p>
        </text:list-item>
        <text:list-item>
          <text:p text:style-name="P35"><text:s/>User enters name, phone extension or name of department in the search text field.</text:p>
        </text:list-item>
        <text:list-item>
          <text:p text:style-name="P35"><text:s/>The employee full name, extension phone number and department are displayed.</text:p>
        </text:list-item>
      </text:list>
      <text:list xml:id="list1258499039728" text:continue-list="list884049989443061357" text:style-name="L1">
        <text:list-header>
          <text:p text:style-name="P36"/>
        </text:list-header>
      </text:list>
      <text:p text:style-name="P10">Alternate Scenario:</text:p>
      <text:p text:style-name="P12"><text:span text:style-name="T1"><text:s text:c="7"/></text:span><text:span text:style-name="T4">4a. No match is found. </text:span><text:span text:style-name="T2">The </text:span><text:span text:style-name="T4">search field</text:span><text:span text:style-name="T2"> is cleared and a message “</text:span><text:span text:style-name="T4">No match is found</text:span><text:span text:style-name="T2">” appears on the screen.</text:span></text:p>
      <text:p text:style-name="P12"/>
      <text:p text:style-name="P12"/>
      <text:p text:style-name="P3"><text:span text:style-name="T25"><text:tab/></text:span><text:span text:style-name="T21">Use Case 3.2. Search among Help Queue</text:span></text:p>
      <text:p text:style-name="P3"/>
      <text:p text:style-name="P12"><text:tab/>Actor: <text:span text:style-name="T1">User</text:span></text:p>
      <text:p text:style-name="P12"><text:tab/>Pre-Condition:<text:span text:style-name="T1"> </text:span><text:span text:style-name="T3">User logged in and internet connection exists.</text:span></text:p>
      <text:p text:style-name="P12"><text:tab/>Main Scenario:</text:p>
      <text:p text:style-name="P19"><text:span text:style-name="T11">1. </text:span><text:span text:style-name="T8"><text:s text:c="2"/></text:span><text:span text:style-name="T10">The </text:span><text:span text:style-name="T8">user </text:span><text:span text:style-name="T10">clicks on the </text:span><text:span text:style-name="T11">Help Queue</text:span><text:span text:style-name="T10"> button.</text:span></text:p>
      <text:list xml:id="list1257821635791" text:continue-list="list3010420909845486041" text:style-name="L3">
        <text:list-header>
          <text:p text:style-name="P40"><text:span text:style-name="T11">2.</text:span><text:span text:style-name="T7"> All </text:span><text:span text:style-name="T11">departments and their extension phone numbers in the company</text:span><text:span text:style-name="T7"> are viewed in a list </text:span><text:span text:style-name="T11">and user can scroll through them.</text:span></text:p>
          <text:p text:style-name="P42">3. User enters name of department or phone extension in the search text field.</text:p>
          <text:p text:style-name="P42">4. The name of the department and his phone extension are displayed.</text:p>
        </text:list-header>
      </text:list>
      <text:list xml:id="list6179423890348210660" text:style-name="L4">
        <text:list-header>
          <text:p text:style-name="P37"/>
        </text:list-header>
      </text:list>
      <text:p text:style-name="P12"><text:tab/>Alternate Scenario:</text:p>
      <text:p text:style-name="P12"><text:span text:style-name="T2"><text:s text:c="7"/><text:tab/></text:span><text:span text:style-name="T4">4a. No match is found. </text:span><text:span text:style-name="T2">The </text:span><text:span text:style-name="T4">search field</text:span><text:span text:style-name="T2"> is cleared and a message “</text:span><text:span text:style-name="T4">No match is found</text:span><text:span text:style-name="T2">” appears on the screen.</text:span></text:p>
      <text:p text:style-name="P12"><text:soft-page-break/></text:p>
      <text:p text:style-name="P12"/>
      <text:p text:style-name="P3"><text:span text:style-name="T25"><text:tab/></text:span><text:span text:style-name="T21">Use Case 3.3. Search among Phone Numbers</text:span></text:p>
      <text:p text:style-name="P3"/>
      <text:p text:style-name="P12"><text:tab/>Actor: <text:span text:style-name="T1">User</text:span></text:p>
      <text:p text:style-name="P12"><text:tab/>Pre-Condition:<text:span text:style-name="T1"> </text:span><text:span text:style-name="T3">User logged in and internet connection exists.</text:span></text:p>
      <text:p text:style-name="P12"><text:tab/>Main Scenario:</text:p>
      <text:list xml:id="list1258277720400" text:continue-list="list1257821635791" text:style-name="L3">
        <text:list-header>
          <text:p text:style-name="P43"><text:span text:style-name="T12">1.</text:span><text:span text:style-name="T8"> <text:s/></text:span><text:span text:style-name="T10">The </text:span><text:span text:style-name="T8">user </text:span><text:span text:style-name="T10">clicks on the </text:span><text:span text:style-name="T12">Phone Numbers</text:span><text:span text:style-name="T10"> button.</text:span></text:p>
          <text:p text:style-name="P40"><text:span text:style-name="T12">2.</text:span><text:span text:style-name="T7"> All </text:span><text:span text:style-name="T11">departments and their </text:span><text:span text:style-name="T12">main </text:span><text:span text:style-name="T11">phone numbers in the company</text:span><text:span text:style-name="T7"> are viewed in a list </text:span><text:span text:style-name="T11">and user can scroll through them.</text:span></text:p>
          <text:p text:style-name="P40"><text:span text:style-name="T12">3.</text:span><text:span text:style-name="T11"> User enters name of department or phone </text:span><text:span text:style-name="T12">number</text:span><text:span text:style-name="T11"> in the search text field.</text:span></text:p>
          <text:p text:style-name="P40"><text:span text:style-name="T14">4.</text:span><text:span text:style-name="T11"> The name of the department and his </text:span><text:span text:style-name="T12">main phone number</text:span><text:span text:style-name="T11"> are displayed.</text:span></text:p>
        </text:list-header>
      </text:list>
      <text:list xml:id="list5905195733867180830" text:style-name="L5">
        <text:list-header>
          <text:p text:style-name="P38"/>
        </text:list-header>
      </text:list>
      <text:p text:style-name="P12"><text:tab/>Alternate Scenario:</text:p>
      <text:p text:style-name="P12"><text:span text:style-name="T2"><text:s text:c="7"/><text:tab/></text:span><text:span text:style-name="T4">4a. No match is found. </text:span><text:span text:style-name="T2">The </text:span><text:span text:style-name="T4">search field</text:span><text:span text:style-name="T2"> is cleared and a message “</text:span><text:span text:style-name="T4">No match is found</text:span><text:span text:style-name="T2">” appears on the screen.</text:span></text:p>
      <text:p text:style-name="P25"><text:tab/></text:p>
      <text:p text:style-name="P4"><text:span text:style-name="T25"><text:tab/></text:span><text:span text:style-name="T21">Use Case 3.4. Search among Fax Numbers</text:span></text:p>
      <text:p text:style-name="P4"/>
      <text:p text:style-name="P13"><text:tab/>Actor: <text:span text:style-name="T1">User</text:span></text:p>
      <text:p text:style-name="P13"><text:tab/>Pre-Condition:<text:span text:style-name="T1"> </text:span><text:span text:style-name="T3">User logged in and internet connection exists.</text:span></text:p>
      <text:p text:style-name="P13"><text:tab/>Main Scenario:</text:p>
      <text:list xml:id="list1256904877944" text:continue-list="list1258277720400" text:style-name="L3">
        <text:list-header>
          <text:p text:style-name="P44"><text:span text:style-name="T12">1.</text:span><text:span text:style-name="T8"> <text:s/></text:span><text:span text:style-name="T10">The </text:span><text:span text:style-name="T8">user </text:span><text:span text:style-name="T10">clicks on the </text:span><text:span text:style-name="T13">Fax</text:span><text:span text:style-name="T12"> Numbers</text:span><text:span text:style-name="T10"> button.</text:span></text:p>
          <text:p text:style-name="P41"><text:span text:style-name="T12">2.</text:span><text:span text:style-name="T7"> All </text:span><text:span text:style-name="T11">departments and their </text:span><text:span text:style-name="T12">main </text:span><text:span text:style-name="T13">fax</text:span><text:span text:style-name="T11"> numbers in the company</text:span><text:span text:style-name="T7"> are viewed in a list </text:span><text:span text:style-name="T11">and user can scroll through them.</text:span></text:p>
          <text:p text:style-name="P41"><text:span text:style-name="T12">3.</text:span><text:span text:style-name="T11"> User enters name of department or </text:span><text:span text:style-name="T13">fax</text:span><text:span text:style-name="T11"> </text:span><text:span text:style-name="T12">number</text:span><text:span text:style-name="T11"> in the search text field.</text:span></text:p>
          <text:p text:style-name="P41"><text:span text:style-name="T14">4. </text:span><text:span text:style-name="T11"><text:s/>The name of the department and his </text:span><text:span text:style-name="T13">fax</text:span><text:span text:style-name="T12"> number</text:span><text:span text:style-name="T11"> are displayed.</text:span></text:p>
        </text:list-header>
      </text:list>
      <text:list xml:id="list8048170980105193900" text:style-name="L6">
        <text:list-header>
          <text:p text:style-name="P39"/>
        </text:list-header>
      </text:list>
      <text:p text:style-name="P13"><text:tab/>Alternate Scenario:</text:p>
      <text:p text:style-name="P13"><text:span text:style-name="T2"><text:s text:c="7"/><text:tab/></text:span><text:span text:style-name="T4">4a. No match is found. </text:span><text:span text:style-name="T2">The </text:span><text:span text:style-name="T4">search field</text:span><text:span text:style-name="T2"> is cleared and a message “</text:span><text:span text:style-name="T4">No match is found</text:span><text:span text:style-name="T2">” appears on the screen.</text:span></text:p>
      <text:p text:style-name="P13"/>
      <text:p text:style-name="P13"/>
      <text:p text:style-name="P16"><text:span text:style-name="T21">U</text:span>se Case 4. Sorting by criteria</text:p>
      <text:p text:style-name="P16"/>
      <text:p text:style-name="P14">Actor: <text:span text:style-name="T1">User</text:span></text:p>
      <text:p text:style-name="P14">Pre-Condition:<text:span text:style-name="T1"> </text:span><text:span text:style-name="T3">User logged in, internet connection exists </text:span><text:span text:style-name="T5">and category chosen</text:span><text:span text:style-name="T3">.</text:span></text:p>
      <text:p text:style-name="P14">Main Scenario:</text:p>
      <text:list xml:id="list1258438906520" text:continue-list="list1256904877944" text:style-name="L3">
        <text:list-header>
          <text:p text:style-name="P45"><text:span text:style-name="T12">1.</text:span><text:span text:style-name="T8"> <text:s/></text:span><text:span text:style-name="T10">The </text:span><text:span text:style-name="T8">user </text:span><text:span text:style-name="T10">clicks on the </text:span><text:span text:style-name="T14">sort drop down menu</text:span><text:span text:style-name="T10">.</text:span></text:p>
          <text:p text:style-name="P47"><text:span text:style-name="T12">2.</text:span><text:span text:style-name="T7"> </text:span><text:span text:style-name="T14">The user clicks on the criteria of the sorting.</text:span></text:p>
          <text:p text:style-name="P47"><text:span text:style-name="T12">3.</text:span><text:span text:style-name="T11"> </text:span><text:span text:style-name="T14">Results should be ordered by the chosen criteria.</text:span></text:p>
        </text:list-header>
      </text:list>
      <text:p text:style-name="P20"/>
      <text:p text:style-name="P20"/>
      <text:p text:style-name="P16"><text:span text:style-name="T21">U</text:span>se Case 5. Adding agents</text:p>
      <text:p text:style-name="P16"/>
      <text:p text:style-name="P14">Actor: <text:span text:style-name="T5">Administrator</text:span></text:p>
      <text:p text:style-name="P14">Pre-Condition:<text:span text:style-name="T1"> </text:span><text:span text:style-name="T5">Administrator</text:span><text:span text:style-name="T3"> logged in </text:span><text:span text:style-name="T5">and </text:span><text:span text:style-name="T3">internet connection exists.</text:span></text:p>
      <text:p text:style-name="P14">Main Scenario:</text:p>
      <text:list xml:id="list1258193524947" text:continue-numbering="true" text:style-name="L3">
        <text:list-header>
          <text:p text:style-name="P45"><text:span text:style-name="T12">1.</text:span><text:span text:style-name="T8"> </text:span><text:span text:style-name="T10">The </text:span><text:span text:style-name="T14">administrator </text:span><text:span text:style-name="T10">clicks on the</text:span><text:span text:style-name="T14"> Add agent button.</text:span></text:p>
          <text:p text:style-name="P49"><text:span text:style-name="T14">2. </text:span><text:span text:style-name="T7">The adding agents screen ap</text:span><text:span text:style-name="T16">p</text:span><text:span text:style-name="T7">ears.</text:span></text:p>
          <text:p text:style-name="P50"><text:span text:style-name="T15">3</text:span><text:span text:style-name="T12">.</text:span><text:span text:style-name="T10"> </text:span><text:span text:style-name="T8">The </text:span><text:span text:style-name="T14">administrator</text:span><text:span text:style-name="T8"> enters </text:span><text:span text:style-name="T14">employee name, extension number</text:span><text:span text:style-name="T8"> and </text:span><text:span text:style-name="T14">department</text:span><text:span text:style-name="T8"> in the text fields on the login screen.</text:span></text:p>
          <text:p text:style-name="P47"><text:soft-page-break/><text:span text:style-name="T15">4</text:span><text:span text:style-name="T12">.</text:span><text:span text:style-name="T11"> </text:span><text:span text:style-name="T15">The administrator clicks add button.</text:span></text:p>
          <text:p text:style-name="P51">5. The employee information is added.</text:p>
          <text:p text:style-name="P51">6. If there is no more employees to add, administrator clicks close button.</text:p>
        </text:list-header>
      </text:list>
      <text:p text:style-name="P21"/>
      <text:p text:style-name="P17"><text:span text:style-name="T21">U</text:span>se Case <text:span text:style-name="T26">6</text:span>. <text:span text:style-name="T26">Deleting</text:span> agents</text:p>
      <text:p text:style-name="P17"/>
      <text:p text:style-name="P15">Actor: <text:span text:style-name="T5">Administrator</text:span></text:p>
      <text:p text:style-name="P15">Pre-Condition:<text:span text:style-name="T1"> </text:span><text:span text:style-name="T5">Administrator</text:span><text:span text:style-name="T3"> logged in, </text:span><text:span text:style-name="T6">i</text:span><text:span text:style-name="T3">nternet connection exists </text:span><text:span text:style-name="T6">and chosen agents category of the navigation bar</text:span><text:span text:style-name="T3">.</text:span></text:p>
      <text:p text:style-name="P15">Main Scenario:</text:p>
      <text:list xml:id="list1258160036321" text:continue-numbering="true" text:style-name="L3">
        <text:list-header>
          <text:p text:style-name="P46"><text:span text:style-name="T12">1.</text:span><text:span text:style-name="T8"> </text:span><text:span text:style-name="T10">The </text:span><text:span text:style-name="T14">administrator </text:span><text:span text:style-name="T10">clicks on the</text:span><text:span text:style-name="T14"> </text:span><text:span text:style-name="T15">Delete </text:span><text:span text:style-name="T14">agent button, </text:span><text:span text:style-name="T15">which is situated next to agent's information</text:span><text:span text:style-name="T14">.</text:span></text:p>
          <text:p text:style-name="P52"/>
          <text:p text:style-name="P48"><text:span text:style-name="T16">2</text:span><text:span text:style-name="T12">.</text:span><text:span text:style-name="T11"> </text:span><text:span text:style-name="T15">The administrator clicks </text:span><text:span text:style-name="T16">delete</text:span><text:span text:style-name="T15"> button.</text:span></text:p>
          <text:p text:style-name="P49"><text:span text:style-name="T16">3</text:span><text:span text:style-name="T7">. The employee information is </text:span><text:span text:style-name="T16">removed</text:span><text:span text:style-name="T7">.</text:span></text:p>
        </text:list-header>
      </text:list>
      <text:p text:style-name="P21"/>
      <text:p text:style-name="P21"/>
      <text:p text:style-name="P53">Performance Requirements:</text:p>
      <text:p text:style-name="P22"/>
      <text:p text:style-name="P22"/>
      <text:p text:style-name="P22"/>
      <text:p text:style-name="P53">External Interface Requir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lichko Golev</meta:initial-creator>
    <meta:creation-date>2015-08-18T22:31:29.010003057</meta:creation-date>
    <meta:generator>LibreOffice/4.2.7.2$Linux_X86_64 LibreOffice_project/420m0$Build-2</meta:generator>
    <dc:date>2015-08-20T00:12:56.637482883</dc:date>
    <dc:creator>Velichko Golev</dc:creator>
    <meta:editing-duration>PT1H8M43S</meta:editing-duration>
    <meta:editing-cycles>9</meta:editing-cycles>
    <meta:document-statistic meta:table-count="0" meta:image-count="0" meta:object-count="0" meta:page-count="4" meta:paragraph-count="109" meta:word-count="978" meta:character-count="6011" meta:non-whitespace-character-count="5061"/>
  </office:meta>
</office:document-meta>
</file>